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895cm" svg:x="1.4cm" svg:y="0.143cm" presentation:class="title" presentation:user-transformed="true">
          <draw:text-box>
            <text:p>Recipe for Website Automation Testing with Selenium<text:line-break/><text:span text:style-name="T1">(or, How I Learned to Stop Worrying and Love to Meticulously Select Web Page Elements)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By Shayne Riley and Robert Grim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elenium: <text:s/>Miracle Cure for Gout?</text:p>
              </text:list-item>
              <text:list-item>
                <text:p>IDE, RC, and WebDriver</text:p>
              </text:list-item>
              <text:list-item>
                <text:p>Pros/Cons</text:p>
              </text:list-item>
              <text:list-item>
                <text:p>The Customer's Order</text:p>
              </text:list-item>
              <text:list-item>
                <text:p>Introducing Xelenium</text:p>
              </text:list-item>
              <text:list-item>
                <text:p>Nutritional Facts</text:p>
              </text:list-item>
              <text:list-item>
                <text:p>Ingredients</text:p>
              </text:list-item>
              <text:list-item>
                <text:p>Preparation</text:p>
              </text:list-item>
              <text:list-item>
                <text:p>Adding a Test</text:p>
              </text:list-item>
              <text:list-item>
                <text:p>Heartb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nium: Miracle Cure for Gout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o.</text:p>
                <text:list>
                  <text:list-item>
                    <text:p>Lay off of alcohol, meats (especially organ meat), and fructose-sweetened drinks</text:p>
                  </text:list-item>
                </text:list>
              </text:list-item>
              <text:list-item>
                <text:p>What it is (for realsies):</text:p>
                <text:list>
                  <text:list-item>
                    <text:p>Tool for automating the testing of websites, with abilities including:</text:p>
                    <text:list>
                      <text:list-item>
                        <text:p>Clicking on links and buttons</text:p>
                      </text:list-item>
                      <text:list-item>
                        <text:p>Grabbing text</text:p>
                      </text:list-item>
                      <text:list-item>
                        <text:p>Entering text, submitting fo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, RC, and WebDriv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lenium IDE</text:p>
                <text:list>
                  <text:list-item>
                    <text:p>A Firefox plugin for Record/Playback</text:p>
                  </text:list-item>
                  <text:list-item>
                    <text:p>It's a joke</text:p>
                    <text:list>
                      <text:list-item>
                        <text:p>It hasn't stopped people from attempting to use it seriously though</text:p>
                      </text:list-item>
                      <text:list-item>
                        <text:p><text:a xlink:href="http://stackoverflow.com/search?q=selenium+ide">http://stackoverflow.com/search?q=selenium+id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, RC, and WebDriv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lenium RC, a.k.a. Selenium 1.x</text:p>
                <text:list>
                  <text:list-item>
                    <text:p>Available in several good languages and a few bad ones too</text:p>
                    <text:list>
                      <text:list-item>
                        <text:p>Java, C#, Python, Ruby, PHP, Perl, Javascript</text:p>
                      </text:list-item>
                      <text:list-item>
                        <text:p>Sorry Fortran fans/scientists, no Selenium for you. Write a LaTeX paper about it.</text:p>
                      </text:list-item>
                      <text:list-item>
                        <text:p>IE 6-9, Firefox 2-15, Safari, Chrome, and custom configs</text:p>
                      </text:list-item>
                      <text:list-item>
                        <text:p>Linux, Windows, Mac OS X</text:p>
                        <text:list>
                          <text:list-item>
                            <text:p>No support for TRS-80 (yet)</text:p>
                          </text:list-item>
                        </text:list>
                      </text:list-item>
                    </text:list>
                  </text:list-item>
                  <text:list-item>
                    <text:p>Wraps the target site in a custom javascript wrapper, which is then used to interact with the site</text:p>
                    <text:list>
                      <text:list-item>
                        <text:p>Not the speediest (GRR! IE6!) but does allow it to be used in nearly any browser with Javascript capabilities</text:p>
                      </text:list-item>
                    </text:list>
                  </text:list-item>
                  <text:list-item>
                    <text:p>Requites a Client/Server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, RC, and WebDriv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lenium WebDriver, a.k.a. Selenium 2.x</text:p>
                <text:list>
                  <text:list-item>
                    <text:p>Available in Java, C#, Ruby, Python</text:p>
                  </text:list-item>
                  <text:list-item>
                    <text:p>Some features are still missing (like for example custom headers) but still a fully functional tool</text:p>
                  </text:list-item>
                  <text:list-item>
                    <text:p>Works natively with the browser, no javascript go-betwee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s/Co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os</text:p>
                <text:list>
                  <text:list-item>
                    <text:p>Not an “All-in-one” tool</text:p>
                    <text:list>
                      <text:list-item>
                        <text:p>Choose which components go together and how</text:p>
                      </text:list-item>
                    </text:list>
                  </text:list-item>
                  <text:list-item>
                    <text:p>Open-source and free</text:p>
                  </text:list-item>
                  <text:list-item>
                    <text:p>Large community</text:p>
                  </text:list-item>
                  <text:list-item>
                    <text:p>Some cloud tools use it</text:p>
                  </text:list-item>
                </text:list>
              </text:list-item>
              <text:list-item>
                <text:p>Cons</text:p>
                <text:list>
                  <text:list-item>
                    <text:p>Not an “All-in-one” tool</text:p>
                    <text:list>
                      <text:list-item>
                        <text:p>Not a plug and play system for immediate serious testing</text:p>
                      </text:list-item>
                    </text:list>
                  </text:list-item>
                  <text:list-item>
                    <text:p>Getting it to locate specific elements can sometimes be daunting or laboriou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ustomer's Ord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“Automate these web tests! Use Selenium and Java! Hold the Onions! Chop chop!”</text:p>
              </text:list-item>
              <text:list-item>
                <text:p>Testing would begin sooner if you could pull in a framework and tweak it for use for your custom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ing Xeleniu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zzat?!</text:p>
                <text:list>
                  <text:list-item>
                    <text:p>Its a ready-made framework for using Selenium made right here at Xpanxion</text:p>
                  </text:list-item>
                  <text:list-item>
                    <text:p>Vanilla framework with only a sprinkling of example tests and classes that can be scrapped off</text:p>
                  </text:list-item>
                </text:list>
              </text:list-item>
              <text:list-item>
                <text:p>But Why?</text:p>
                <text:list>
                  <text:list-item>
                    <text:p>Better unification of Selenium projects</text:p>
                    <text:list>
                      <text:list-item>
                        <text:p>Automation testers can be trained for vanilla and can switch beween different Xelenium-based tools with less effort</text:p>
                      </text:list-item>
                    </text:list>
                  </text:list-item>
                  <text:list-item>
                    <text:p>Faster project spin-up time, with most features there already</text:p>
                  </text:list-item>
                </text:list>
              </text:list-item>
              <text:list-item>
                <text:p>No, I mean, but why such an incredibly lame name?</text:p>
                <text:list>
                  <text:list-item>
                    <text:p>It could be worse: Xelenxium, Xenium, and Care-Bear Starium were all previously considered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tritional Fac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age Objects</text:p>
                <text:list>
                  <text:list-item>
                    <text:p>Transform the website you're testing into its own representation</text:p>
                  </text:list-item>
                </text:list>
              </text:list-item>
              <text:list-item>
                <text:p>Concurrent Testing</text:p>
                <text:list>
                  <text:list-item>
                    <text:p>Run as many tests at once as possible</text:p>
                  </text:list-item>
                </text:list>
              </text:list-item>
              <text:list-item>
                <text:p>Enhanced reports and logging</text:p>
                <text:list>
                  <text:list-item>
                    <text:p>Quickly and more easily determine the passing and failing tests</text:p>
                  </text:list-item>
                </text:list>
              </text:list-item>
              <text:list-item>
                <text:p>Data-driven tests</text:p>
                <text:list>
                  <text:list-item>
                    <text:p>Write one test, run it many different times with different data</text:p>
                  </text:list-item>
                </text:list>
              </text:list-item>
              <text:list-item>
                <text:p>(coming soon) Page-caching</text:p>
                <text:list>
                  <text:list-item>
                    <text:p>Why revisit a static page multiple times across multiple content tests, when you only need to pull it from the network on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gredien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ava 6</text:p>
              </text:list-item>
              <text:list-item>
                <text:p>Selenium 2</text:p>
              </text:list-item>
              <text:list-item>
                <text:p>TestNG</text:p>
              </text:list-item>
              <text:list-item>
                <text:p>Maven 3</text:p>
              </text:list-item>
              <text:list-item>
                <text:p>ReportNG</text:p>
              </text:list-item>
              <text:list-item>
                <text:p>Logback</text:p>
              </text:list-item>
              <text:list-item>
                <text:p>(Coming soon) MyBat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gredien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ava 6</text:p>
              </text:list-item>
              <text:list-item>
                <text:p>Selenium 2</text:p>
              </text:list-item>
              <text:list-item>
                <text:p>TestNG</text:p>
              </text:list-item>
              <text:list-item>
                <text:p>Maven 3</text:p>
              </text:list-item>
              <text:list-item>
                <text:p>ReportNG</text:p>
              </text:list-item>
              <text:list-item>
                <text:p>Logback</text:p>
              </text:list-item>
              <text:list-item>
                <text:p>(Coming soon) MyBat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ar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</text:p>
                <text:list>
                  <text:list-item>
                    <text:p><text:s/>JDK 6 or higher</text:p>
                  </text:list-item>
                  <text:list-item>
                    <text:p>Maven 3</text:p>
                  </text:list-item>
                  <text:list-item>
                    <text:p>Git</text:p>
                  </text:list-item>
                  <text:list-item>
                    <text:p>Eclipse (Optional)</text:p>
                  </text:list-item>
                  <text:list-item>
                    <text:p>TestNG Eclipse Plugin (Optional)</text:p>
                  </text:list-item>
                </text:list>
              </text:list-item>
              <text:list-item>
                <text:p>Other suggested tools</text:p>
                <text:list>
                  <text:list-item>
                    <text:p>Firefox with Firebug add-on</text:p>
                  </text:list-item>
                  <text:list-item>
                    <text:p>Or Google Chrome</text:p>
                  </text:list-item>
                </text:list>
              </text:list-item>
              <text:list-item>
                <text:p>Pull Xelenium from Git Repository into workspace</text:p>
              </text:list-item>
              <text:list-item>
                <text:p>Run mvn clean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Te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Now: a demonstration of how to make a new page and a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rtbur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yne </meta:initial-creator>
    <meta:creation-date>2012-09-21T00:23:52</meta:creation-date>
    <dc:date>2012-09-21T02:02:55</dc:date>
    <dc:creator>Shayne </dc:creator>
    <meta:editing-duration>PT1H23M53S</meta:editing-duration>
    <meta:editing-cycles>4</meta:editing-cycles>
    <meta:generator>LibreOffice/3.5$Linux_X86_64 LibreOffice_project/350m1$Build-2</meta:generator>
    <meta:document-statistic meta:object-count="81"/>
  </office:meta>
</office:document-meta>
</file>